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12121" style:font-name="Noto Sans" fo:font-size="5.09999990463257pt" fo:language="none" fo:country="none" style:font-name-asian="Noto Sans" style:font-size-asian="5.09999990463257pt" style:language-asian="none" style:country-asian="none" style:font-name-complex="Noto Sans" style:font-size-complex="5.09999990463257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/>
      <table:table table:name="Default Dataset" table:style-name="ta1">
        <table:shapes>
          <draw:frame draw:z-index="0" draw:style-name="gr1" draw:text-style-name="P1" svg:width="434.89pt" svg:height="527.75pt" svg:x="346.45pt" svg:y="76.79pt">
            <loext:p draw:notify-on-update-of-ranges="'Default Dataset'.D8:'Default Dataset'.D79 'Default Dataset'.E8:'Default Dataset'.E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527.75pt" svg:x="352.74pt" svg:y="1075.21pt">
            <loext:p draw:notify-on-update-of-ranges="'Default Dataset'.D85:'Default Dataset'.D156 'Default Dataset'.E85:'Default Dataset'.E1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amples from antenna measurement in paper “Effects of Antenna Characteristics and Placements on a Vehicle-to-Vehicle Channel Scenario”</text:p>
          </table:table-cell>
          <table:table-cell table:style-name="ce1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enna diagram of patch antenna mounted on side mirrors (see fig. 4 G_theta,Pat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s taken in a 5 degrees grid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ngle in °</text:p>
          </table:table-cell>
          <table:table-cell table:style-name="ce1" office:value-type="string" calcext:value-type="string">
            <text:p>Antenna gain in dBi</text:p>
          </table:table-cell>
          <table:table-cell table:style-name="ce2" office:value-type="string" calcext:value-type="string" table:number-columns-spanned="1" table:number-rows-spanned="73">
            <text:p>5.061 5.016 4.961 4.804 4.577 4.334 3.999 3.549 3.027 2.456 1.833 1.045 0.25 -0.579 -1.516 -2.48 -3.459 -4.348 -5.361 -6.195 -7.24 -8.236 -9.2 -10.345 -11.326 -12.302 -13.302 -13.833 -14.209 -14.186 -13.844 -13.361 -12.824 -12.239 -11.901 -11.588 -11.487 -11.523 -11.733 -12.162 -12.529 -13.15 -13.723 -14.141 -14.289 -14.069 -13.538 -12.537 -11.764 -10.582 -9.617 -8.646 -7.65 -6.601 -5.695 -4.599 -3.598 -2.608 -1.64 -0.741 0.079 0.958 1.62 2.36 2.911 3.515 3.962 4.313 4.593 4.808 4.957 5.041 </text:p>
          </table:table-cell>
          <table:table-cell table:style-name="ce1" office:value-type="string" calcext:value-type="string">
            <text:p>Angle in °</text:p>
          </table:table-cell>
          <table:table-cell table:style-name="ce1" office:value-type="string" calcext:value-type="string">
            <text:p>Antenna gain in dB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1" calcext:value-type="float">
            <text:p>5.061</text:p>
          </table:table-cell>
          <table:covered-table-cell/>
          <table:table-cell office:value-type="string" calcext:value-type="string">
            <text:p>0°</text:p>
          </table:table-cell>
          <table:table-cell office:value-type="float" office:value="5.061" calcext:value-type="float">
            <text:p>5.06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16" calcext:value-type="float">
            <text:p>5.016</text:p>
          </table:table-cell>
          <table:covered-table-cell/>
          <table:table-cell/>
          <table:table-cell office:value-type="float" office:value="5.041" calcext:value-type="float">
            <text:p>5.0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61" calcext:value-type="float">
            <text:p>4.961</text:p>
          </table:table-cell>
          <table:covered-table-cell/>
          <table:table-cell/>
          <table:table-cell office:value-type="float" office:value="4.957" calcext:value-type="float">
            <text:p>4.95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804" calcext:value-type="float">
            <text:p>4.804</text:p>
          </table:table-cell>
          <table:covered-table-cell/>
          <table:table-cell/>
          <table:table-cell office:value-type="float" office:value="4.808" calcext:value-type="float">
            <text:p>4.80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577" calcext:value-type="float">
            <text:p>4.577</text:p>
          </table:table-cell>
          <table:covered-table-cell/>
          <table:table-cell/>
          <table:table-cell office:value-type="float" office:value="4.593" calcext:value-type="float">
            <text:p>4.59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334" calcext:value-type="float">
            <text:p>4.334</text:p>
          </table:table-cell>
          <table:covered-table-cell/>
          <table:table-cell/>
          <table:table-cell office:value-type="float" office:value="4.313" calcext:value-type="float">
            <text:p>4.31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99" calcext:value-type="float">
            <text:p>3.999</text:p>
          </table:table-cell>
          <table:covered-table-cell/>
          <table:table-cell/>
          <table:table-cell office:value-type="float" office:value="3.962" calcext:value-type="float">
            <text:p>3.96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549" calcext:value-type="float">
            <text:p>3.549</text:p>
          </table:table-cell>
          <table:covered-table-cell/>
          <table:table-cell/>
          <table:table-cell office:value-type="float" office:value="3.515" calcext:value-type="float">
            <text:p>3.51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27" calcext:value-type="float">
            <text:p>3.027</text:p>
          </table:table-cell>
          <table:covered-table-cell/>
          <table:table-cell/>
          <table:table-cell office:value-type="float" office:value="2.911" calcext:value-type="float">
            <text:p>2.9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456" calcext:value-type="float">
            <text:p>2.456</text:p>
          </table:table-cell>
          <table:covered-table-cell/>
          <table:table-cell office:value-type="string" calcext:value-type="string">
            <text:p>315°</text:p>
          </table:table-cell>
          <table:table-cell office:value-type="float" office:value="2.36" calcext:value-type="float">
            <text:p>2.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833" calcext:value-type="float">
            <text:p>1.833</text:p>
          </table:table-cell>
          <table:covered-table-cell/>
          <table:table-cell/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45" calcext:value-type="float">
            <text:p>1.045</text:p>
          </table:table-cell>
          <table:covered-table-cell/>
          <table:table-cell/>
          <table:table-cell office:value-type="float" office:value="0.957999999999998" calcext:value-type="float">
            <text:p>0.95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covered-table-cell/>
          <table:table-cell/>
          <table:table-cell office:value-type="float" office:value="0.0790000000000006" calcext:value-type="float">
            <text:p>0.07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579000000000001" calcext:value-type="float">
            <text:p>-0.579</text:p>
          </table:table-cell>
          <table:covered-table-cell/>
          <table:table-cell/>
          <table:table-cell office:value-type="float" office:value="-0.741" calcext:value-type="float">
            <text:p>-0.74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.516" calcext:value-type="float">
            <text:p>-1.516</text:p>
          </table:table-cell>
          <table:covered-table-cell/>
          <table:table-cell/>
          <table:table-cell office:value-type="float" office:value="-1.64" calcext:value-type="float">
            <text:p>-1.6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48" calcext:value-type="float">
            <text:p>-2.48</text:p>
          </table:table-cell>
          <table:covered-table-cell/>
          <table:table-cell/>
          <table:table-cell office:value-type="float" office:value="-2.608" calcext:value-type="float">
            <text:p>-2.60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.459" calcext:value-type="float">
            <text:p>-3.459</text:p>
          </table:table-cell>
          <table:covered-table-cell/>
          <table:table-cell/>
          <table:table-cell office:value-type="float" office:value="-3.598" calcext:value-type="float">
            <text:p>-3.59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.348" calcext:value-type="float">
            <text:p>-4.348</text:p>
          </table:table-cell>
          <table:covered-table-cell/>
          <table:table-cell/>
          <table:table-cell office:value-type="float" office:value="-4.599" calcext:value-type="float">
            <text:p>-4.59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.361" calcext:value-type="float">
            <text:p>-5.361</text:p>
          </table:table-cell>
          <table:covered-table-cell/>
          <table:table-cell/>
          <table:table-cell office:value-type="float" office:value="-5.695" calcext:value-type="float">
            <text:p>-5.69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6.195" calcext:value-type="float">
            <text:p>-6.195</text:p>
          </table:table-cell>
          <table:covered-table-cell/>
          <table:table-cell/>
          <table:table-cell office:value-type="float" office:value="-6.601" calcext:value-type="float">
            <text:p>-6.60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.24" calcext:value-type="float">
            <text:p>-7.24</text:p>
          </table:table-cell>
          <table:covered-table-cell/>
          <table:table-cell/>
          <table:table-cell office:value-type="float" office:value="-7.65" calcext:value-type="float">
            <text:p>-7.6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8.236" calcext:value-type="float">
            <text:p>-8.236</text:p>
          </table:table-cell>
          <table:covered-table-cell/>
          <table:table-cell/>
          <table:table-cell office:value-type="float" office:value="-8.646" calcext:value-type="float">
            <text:p>-8.64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9.2" calcext:value-type="float">
            <text:p>-9.2</text:p>
          </table:table-cell>
          <table:covered-table-cell/>
          <table:table-cell/>
          <table:table-cell office:value-type="float" office:value="-9.617" calcext:value-type="float">
            <text:p>-9.6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0.345" calcext:value-type="float">
            <text:p>-10.345</text:p>
          </table:table-cell>
          <table:covered-table-cell/>
          <table:table-cell/>
          <table:table-cell office:value-type="float" office:value="-10.582" calcext:value-type="float">
            <text:p>-10.58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1.326" calcext:value-type="float">
            <text:p>-11.326</text:p>
          </table:table-cell>
          <table:covered-table-cell/>
          <table:table-cell/>
          <table:table-cell office:value-type="float" office:value="-11.764" calcext:value-type="float">
            <text:p>-11.76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2.302" calcext:value-type="float">
            <text:p>-12.302</text:p>
          </table:table-cell>
          <table:covered-table-cell/>
          <table:table-cell/>
          <table:table-cell office:value-type="float" office:value="-12.537" calcext:value-type="float">
            <text:p>-12.537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3.302" calcext:value-type="float">
            <text:p>-13.302</text:p>
          </table:table-cell>
          <table:covered-table-cell/>
          <table:table-cell/>
          <table:table-cell office:value-type="float" office:value="-13.538" calcext:value-type="float">
            <text:p>-13.538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3.833" calcext:value-type="float">
            <text:p>-13.833</text:p>
          </table:table-cell>
          <table:covered-table-cell/>
          <table:table-cell office:value-type="string" calcext:value-type="string">
            <text:p>225°</text:p>
          </table:table-cell>
          <table:table-cell office:value-type="float" office:value="-14.069" calcext:value-type="float">
            <text:p>-14.06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4.209" calcext:value-type="float">
            <text:p>-14.209</text:p>
          </table:table-cell>
          <table:covered-table-cell/>
          <table:table-cell/>
          <table:table-cell office:value-type="float" office:value="-14.289" calcext:value-type="float">
            <text:p>-14.289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4.186" calcext:value-type="float">
            <text:p>-14.186</text:p>
          </table:table-cell>
          <table:covered-table-cell/>
          <table:table-cell/>
          <table:table-cell office:value-type="float" office:value="-14.141" calcext:value-type="float">
            <text:p>-14.14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3.844" calcext:value-type="float">
            <text:p>-13.844</text:p>
          </table:table-cell>
          <table:covered-table-cell/>
          <table:table-cell/>
          <table:table-cell office:value-type="float" office:value="-13.723" calcext:value-type="float">
            <text:p>-13.72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3.361" calcext:value-type="float">
            <text:p>-13.361</text:p>
          </table:table-cell>
          <table:covered-table-cell/>
          <table:table-cell/>
          <table:table-cell office:value-type="float" office:value="-13.15" calcext:value-type="float">
            <text:p>-13.1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2.824" calcext:value-type="float">
            <text:p>-12.824</text:p>
          </table:table-cell>
          <table:covered-table-cell/>
          <table:table-cell/>
          <table:table-cell office:value-type="float" office:value="-12.529" calcext:value-type="float">
            <text:p>-12.52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2.239" calcext:value-type="float">
            <text:p>-12.239</text:p>
          </table:table-cell>
          <table:covered-table-cell/>
          <table:table-cell/>
          <table:table-cell office:value-type="float" office:value="-12.162" calcext:value-type="float">
            <text:p>-12.16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1.901" calcext:value-type="float">
            <text:p>-11.901</text:p>
          </table:table-cell>
          <table:covered-table-cell/>
          <table:table-cell/>
          <table:table-cell office:value-type="float" office:value="-11.733" calcext:value-type="float">
            <text:p>-11.73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.588" calcext:value-type="float">
            <text:p>-11.588</text:p>
          </table:table-cell>
          <table:covered-table-cell/>
          <table:table-cell/>
          <table:table-cell office:value-type="float" office:value="-11.523" calcext:value-type="float">
            <text:p>-11.52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1.487" calcext:value-type="float">
            <text:p>-11.487</text:p>
          </table:table-cell>
          <table:covered-table-cell/>
          <table:table-cell office:value-type="string" calcext:value-type="string">
            <text:p>180°</text:p>
          </table:table-cell>
          <table:table-cell office:value-type="float" office:value="-11.487" calcext:value-type="float">
            <text:p>-11.48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.523" calcext:value-type="float">
            <text:p>-11.523</text:p>
          </table:table-cell>
          <table:covered-table-cell/>
          <table:table-cell/>
          <table:table-cell office:value-type="float" office:value="-11.588" calcext:value-type="float">
            <text:p>-11.58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1.733" calcext:value-type="float">
            <text:p>-11.733</text:p>
          </table:table-cell>
          <table:covered-table-cell/>
          <table:table-cell/>
          <table:table-cell office:value-type="float" office:value="-11.901" calcext:value-type="float">
            <text:p>-11.90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2.162" calcext:value-type="float">
            <text:p>-12.162</text:p>
          </table:table-cell>
          <table:covered-table-cell/>
          <table:table-cell/>
          <table:table-cell office:value-type="float" office:value="-12.239" calcext:value-type="float">
            <text:p>-12.23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2.529" calcext:value-type="float">
            <text:p>-12.529</text:p>
          </table:table-cell>
          <table:covered-table-cell/>
          <table:table-cell/>
          <table:table-cell office:value-type="float" office:value="-12.824" calcext:value-type="float">
            <text:p>-12.82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3.15" calcext:value-type="float">
            <text:p>-13.15</text:p>
          </table:table-cell>
          <table:covered-table-cell/>
          <table:table-cell/>
          <table:table-cell office:value-type="float" office:value="-13.361" calcext:value-type="float">
            <text:p>-13.36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3.723" calcext:value-type="float">
            <text:p>-13.723</text:p>
          </table:table-cell>
          <table:covered-table-cell/>
          <table:table-cell/>
          <table:table-cell office:value-type="float" office:value="-13.844" calcext:value-type="float">
            <text:p>-13.84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4.141" calcext:value-type="float">
            <text:p>-14.141</text:p>
          </table:table-cell>
          <table:covered-table-cell/>
          <table:table-cell/>
          <table:table-cell office:value-type="float" office:value="-14.186" calcext:value-type="float">
            <text:p>-14.18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4.289" calcext:value-type="float">
            <text:p>-14.289</text:p>
          </table:table-cell>
          <table:covered-table-cell/>
          <table:table-cell/>
          <table:table-cell office:value-type="float" office:value="-14.209" calcext:value-type="float">
            <text:p>-14.20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.069" calcext:value-type="float">
            <text:p>-14.069</text:p>
          </table:table-cell>
          <table:covered-table-cell/>
          <table:table-cell office:value-type="string" calcext:value-type="string">
            <text:p>135°</text:p>
          </table:table-cell>
          <table:table-cell office:value-type="float" office:value="-13.833" calcext:value-type="float">
            <text:p>-13.83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3.538" calcext:value-type="float">
            <text:p>-13.538</text:p>
          </table:table-cell>
          <table:covered-table-cell/>
          <table:table-cell/>
          <table:table-cell office:value-type="float" office:value="-13.302" calcext:value-type="float">
            <text:p>-13.30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2.537" calcext:value-type="float">
            <text:p>-12.537</text:p>
          </table:table-cell>
          <table:covered-table-cell/>
          <table:table-cell/>
          <table:table-cell office:value-type="float" office:value="-12.302" calcext:value-type="float">
            <text:p>-12.30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1.764" calcext:value-type="float">
            <text:p>-11.764</text:p>
          </table:table-cell>
          <table:covered-table-cell/>
          <table:table-cell/>
          <table:table-cell office:value-type="float" office:value="-11.326" calcext:value-type="float">
            <text:p>-11.32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0.582" calcext:value-type="float">
            <text:p>-10.582</text:p>
          </table:table-cell>
          <table:covered-table-cell/>
          <table:table-cell/>
          <table:table-cell office:value-type="float" office:value="-10.345" calcext:value-type="float">
            <text:p>-10.34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9.617" calcext:value-type="float">
            <text:p>-9.617</text:p>
          </table:table-cell>
          <table:covered-table-cell/>
          <table:table-cell/>
          <table:table-cell office:value-type="float" office:value="-9.2" calcext:value-type="float">
            <text:p>-9.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8.646" calcext:value-type="float">
            <text:p>-8.646</text:p>
          </table:table-cell>
          <table:covered-table-cell/>
          <table:table-cell/>
          <table:table-cell office:value-type="float" office:value="-8.236" calcext:value-type="float">
            <text:p>-8.23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7.65" calcext:value-type="float">
            <text:p>-7.65</text:p>
          </table:table-cell>
          <table:covered-table-cell/>
          <table:table-cell/>
          <table:table-cell office:value-type="float" office:value="-7.24" calcext:value-type="float">
            <text:p>-7.2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6.601" calcext:value-type="float">
            <text:p>-6.601</text:p>
          </table:table-cell>
          <table:covered-table-cell/>
          <table:table-cell/>
          <table:table-cell office:value-type="float" office:value="-6.195" calcext:value-type="float">
            <text:p>-6.195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5.695" calcext:value-type="float">
            <text:p>-5.695</text:p>
          </table:table-cell>
          <table:covered-table-cell/>
          <table:table-cell/>
          <table:table-cell office:value-type="float" office:value="-5.361" calcext:value-type="float">
            <text:p>-5.36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4.599" calcext:value-type="float">
            <text:p>-4.599</text:p>
          </table:table-cell>
          <table:covered-table-cell/>
          <table:table-cell/>
          <table:table-cell office:value-type="float" office:value="-4.348" calcext:value-type="float">
            <text:p>-4.34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.598" calcext:value-type="float">
            <text:p>-3.598</text:p>
          </table:table-cell>
          <table:covered-table-cell/>
          <table:table-cell/>
          <table:table-cell office:value-type="float" office:value="-3.459" calcext:value-type="float">
            <text:p>-3.45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.608" calcext:value-type="float">
            <text:p>-2.608</text:p>
          </table:table-cell>
          <table:covered-table-cell/>
          <table:table-cell/>
          <table:table-cell office:value-type="float" office:value="-2.48" calcext:value-type="float">
            <text:p>-2.4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.64" calcext:value-type="float">
            <text:p>-1.64</text:p>
          </table:table-cell>
          <table:covered-table-cell/>
          <table:table-cell/>
          <table:table-cell office:value-type="float" office:value="-1.516" calcext:value-type="float">
            <text:p>-1.51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741" calcext:value-type="float">
            <text:p>-0.741</text:p>
          </table:table-cell>
          <table:covered-table-cell/>
          <table:table-cell/>
          <table:table-cell office:value-type="float" office:value="-0.579000000000001" calcext:value-type="float">
            <text:p>-0.57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90000000000006" calcext:value-type="float">
            <text:p>0.079</text:p>
          </table:table-cell>
          <table:covered-table-cell/>
          <table:table-cell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57999999999998" calcext:value-type="float">
            <text:p>0.958</text:p>
          </table:table-cell>
          <table:covered-table-cell/>
          <table:table-cell/>
          <table:table-cell office:value-type="float" office:value="1.045" calcext:value-type="float">
            <text:p>1.04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62" calcext:value-type="float">
            <text:p>1.62</text:p>
          </table:table-cell>
          <table:covered-table-cell/>
          <table:table-cell/>
          <table:table-cell office:value-type="float" office:value="1.833" calcext:value-type="float">
            <text:p>1.833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36" calcext:value-type="float">
            <text:p>2.36</text:p>
          </table:table-cell>
          <table:covered-table-cell/>
          <table:table-cell office:value-type="string" calcext:value-type="string">
            <text:p>45°</text:p>
          </table:table-cell>
          <table:table-cell office:value-type="float" office:value="2.456" calcext:value-type="float">
            <text:p>2.45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911" calcext:value-type="float">
            <text:p>2.911</text:p>
          </table:table-cell>
          <table:covered-table-cell/>
          <table:table-cell/>
          <table:table-cell office:value-type="float" office:value="3.027" calcext:value-type="float">
            <text:p>3.02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15" calcext:value-type="float">
            <text:p>3.515</text:p>
          </table:table-cell>
          <table:covered-table-cell/>
          <table:table-cell/>
          <table:table-cell office:value-type="float" office:value="3.549" calcext:value-type="float">
            <text:p>3.54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962" calcext:value-type="float">
            <text:p>3.962</text:p>
          </table:table-cell>
          <table:covered-table-cell/>
          <table:table-cell/>
          <table:table-cell office:value-type="float" office:value="3.999" calcext:value-type="float">
            <text:p>3.999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313" calcext:value-type="float">
            <text:p>4.313</text:p>
          </table:table-cell>
          <table:covered-table-cell/>
          <table:table-cell/>
          <table:table-cell office:value-type="float" office:value="4.334" calcext:value-type="float">
            <text:p>4.33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593" calcext:value-type="float">
            <text:p>4.593</text:p>
          </table:table-cell>
          <table:covered-table-cell/>
          <table:table-cell/>
          <table:table-cell office:value-type="float" office:value="4.577" calcext:value-type="float">
            <text:p>4.577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808" calcext:value-type="float">
            <text:p>4.808</text:p>
          </table:table-cell>
          <table:covered-table-cell/>
          <table:table-cell/>
          <table:table-cell office:value-type="float" office:value="4.804" calcext:value-type="float">
            <text:p>4.80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957" calcext:value-type="float">
            <text:p>4.957</text:p>
          </table:table-cell>
          <table:covered-table-cell/>
          <table:table-cell/>
          <table:table-cell office:value-type="float" office:value="4.961" calcext:value-type="float">
            <text:p>4.96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041" calcext:value-type="float">
            <text:p>5.041</text:p>
          </table:table-cell>
          <table:covered-table-cell/>
          <table:table-cell/>
          <table:table-cell office:value-type="float" office:value="5.016" calcext:value-type="float">
            <text:p>5.016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388" calcext:value-type="float">
            <text:p>-3.388</text:p>
          </table:table-cell>
          <table:table-cell office:value-type="string" calcext:value-type="string" table:number-columns-spanned="1" table:number-rows-spanned="72">
            <text:p><text:span text:style-name="T1">-3.388</text:span></text:p>
            <text:p><text:span text:style-name="T1">-2.054</text:span></text:p>
            <text:p><text:span text:style-name="T1">-0.852</text:span></text:p>
            <text:p><text:span text:style-name="T1">0.21</text:span></text:p>
            <text:p><text:span text:style-name="T1">1.397</text:span></text:p>
            <text:p><text:span text:style-name="T1">2.478</text:span></text:p>
            <text:p><text:span text:style-name="T1">3.427</text:span></text:p>
            <text:p><text:span text:style-name="T1">4.437</text:span></text:p>
            <text:p><text:span text:style-name="T1">5.141</text:span></text:p>
            <text:p><text:span text:style-name="T1">5.626</text:span></text:p>
            <text:p><text:span text:style-name="T1">6.001</text:span></text:p>
            <text:p><text:span text:style-name="T1">6.246</text:span></text:p>
            <text:p><text:span text:style-name="T1">6.254</text:span></text:p>
            <text:p><text:span text:style-name="T1">6.111</text:span></text:p>
            <text:p><text:span text:style-name="T1">5.889</text:span></text:p>
            <text:p><text:span text:style-name="T1">5.642</text:span></text:p>
            <text:p><text:span text:style-name="T1">5.384</text:span></text:p>
            <text:p><text:span text:style-name="T1">5.204</text:span></text:p>
            <text:p><text:span text:style-name="T1">5.079</text:span></text:p>
            <text:p><text:span text:style-name="T1">5.107</text:span></text:p>
            <text:p><text:span text:style-name="T1">5.209</text:span></text:p>
            <text:p><text:span text:style-name="T1">5.376</text:span></text:p>
            <text:p><text:span text:style-name="T1">5.54</text:span></text:p>
            <text:p><text:span text:style-name="T1">5.714</text:span></text:p>
            <text:p><text:span text:style-name="T1">5.765</text:span></text:p>
            <text:p><text:span text:style-name="T1">5.74</text:span></text:p>
            <text:p><text:span text:style-name="T1">5.576</text:span></text:p>
            <text:p><text:span text:style-name="T1">5.288</text:span></text:p>
            <text:p><text:span text:style-name="T1">4.795</text:span></text:p>
            <text:p><text:span text:style-name="T1">4.323</text:span></text:p>
            <text:p><text:span text:style-name="T1">3.65</text:span></text:p>
            <text:p><text:span text:style-name="T1">2.883</text:span></text:p>
            <text:p><text:span text:style-name="T1">2.026</text:span></text:p>
            <text:p><text:span text:style-name="T1">1.102</text:span></text:p>
            <text:p><text:span text:style-name="T1">0.067</text:span></text:p>
            <text:p><text:span text:style-name="T1">-0.837</text:span></text:p>
            <text:p><text:span text:style-name="T1">-1.814</text:span></text:p>
            <text:p><text:span text:style-name="T1">-2.556</text:span></text:p>
            <text:p><text:span text:style-name="T1">-3.236</text:span></text:p>
            <text:p><text:span text:style-name="T1">-3.763</text:span></text:p>
            <text:p><text:span text:style-name="T1">-4.004</text:span></text:p>
            <text:p><text:span text:style-name="T1">-3.989</text:span></text:p>
            <text:p><text:span text:style-name="T1">-3.765</text:span></text:p>
            <text:p><text:span text:style-name="T1">-3.685</text:span></text:p>
            <text:p><text:span text:style-name="T1">-3.751</text:span></text:p>
            <text:p><text:span text:style-name="T1">-4.196</text:span></text:p>
            <text:p><text:span text:style-name="T1">-5.143</text:span></text:p>
            <text:p><text:span text:style-name="T1">-6.89</text:span></text:p>
            <text:p><text:span text:style-name="T1">-9.948</text:span></text:p>
            <text:p><text:span text:style-name="T1">-14.65</text:span></text:p>
            <text:p><text:span text:style-name="T1">-17.845</text:span></text:p>
            <text:p><text:span text:style-name="T1">-16.086</text:span></text:p>
            <text:p><text:span text:style-name="T1">-12.657</text:span></text:p>
            <text:p><text:span text:style-name="T1">-11.118</text:span></text:p>
            <text:p><text:span text:style-name="T1">-11.539</text:span></text:p>
            <text:p><text:span text:style-name="T1">-14.099</text:span></text:p>
            <text:p><text:span text:style-name="T1">-17.107</text:span></text:p>
            <text:p><text:span text:style-name="T1">-18.669</text:span></text:p>
            <text:p><text:span text:style-name="T1">-12.996</text:span></text:p>
            <text:p><text:span text:style-name="T1">-8.93</text:span></text:p>
            <text:p><text:span text:style-name="T1">-6.462</text:span></text:p>
            <text:p><text:span text:style-name="T1">-5.378</text:span></text:p>
            <text:p><text:span text:style-name="T1">-4.761</text:span></text:p>
            <text:p><text:span text:style-name="T1">-4.738</text:span></text:p>
            <text:p><text:span text:style-name="T1">-5.089</text:span></text:p>
            <text:p><text:span text:style-name="T1">-5.614</text:span></text:p>
            <text:p><text:span text:style-name="T1">-6.155</text:span></text:p>
            <text:p><text:span text:style-name="T1">-6.622</text:span></text:p>
            <text:p><text:span text:style-name="T1">-6.693</text:span></text:p>
            <text:p><text:span text:style-name="T1">-6.258</text:span></text:p>
            <text:p><text:span text:style-name="T1">-5.627</text:span></text:p>
            <text:p><text:span text:style-name="T1">-4.492</text:span></text:p>
            <text:p><text:span text:style-name="T1"/></text:p>
          </table:table-cell>
          <table:table-cell office:value-type="string" calcext:value-type="string">
            <text:p>0°</text:p>
          </table:table-cell>
          <table:table-cell office:value-type="float" office:value="-3.388" calcext:value-type="float">
            <text:p>-3.3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054" calcext:value-type="float">
            <text:p>-2.054</text:p>
          </table:table-cell>
          <table:covered-table-cell/>
          <table:table-cell/>
          <table:table-cell office:value-type="float" office:value="-4.492" calcext:value-type="float">
            <text:p>-4.4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852" calcext:value-type="float">
            <text:p>-0.852</text:p>
          </table:table-cell>
          <table:covered-table-cell/>
          <table:table-cell/>
          <table:table-cell office:value-type="float" office:value="-5.627" calcext:value-type="float">
            <text:p>-5.62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0000000000001" calcext:value-type="float">
            <text:p>0.21</text:p>
          </table:table-cell>
          <table:covered-table-cell/>
          <table:table-cell/>
          <table:table-cell office:value-type="float" office:value="-6.258" calcext:value-type="float">
            <text:p>-6.25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97" calcext:value-type="float">
            <text:p>1.397</text:p>
          </table:table-cell>
          <table:covered-table-cell/>
          <table:table-cell/>
          <table:table-cell office:value-type="float" office:value="-6.693" calcext:value-type="float">
            <text:p>-6.69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478" calcext:value-type="float">
            <text:p>2.478</text:p>
          </table:table-cell>
          <table:covered-table-cell/>
          <table:table-cell/>
          <table:table-cell office:value-type="float" office:value="-6.622" calcext:value-type="float">
            <text:p>-6.62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427" calcext:value-type="float">
            <text:p>3.427</text:p>
          </table:table-cell>
          <table:covered-table-cell/>
          <table:table-cell/>
          <table:table-cell office:value-type="float" office:value="-6.155" calcext:value-type="float">
            <text:p>-6.15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437" calcext:value-type="float">
            <text:p>4.437</text:p>
          </table:table-cell>
          <table:covered-table-cell/>
          <table:table-cell/>
          <table:table-cell office:value-type="float" office:value="-5.614" calcext:value-type="float">
            <text:p>-5.61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141" calcext:value-type="float">
            <text:p>5.141</text:p>
          </table:table-cell>
          <table:covered-table-cell/>
          <table:table-cell/>
          <table:table-cell office:value-type="float" office:value="-5.089" calcext:value-type="float">
            <text:p>-5.08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626" calcext:value-type="float">
            <text:p>5.626</text:p>
          </table:table-cell>
          <table:covered-table-cell/>
          <table:table-cell office:value-type="string" calcext:value-type="string">
            <text:p>-45°</text:p>
          </table:table-cell>
          <table:table-cell office:value-type="float" office:value="-4.738" calcext:value-type="float">
            <text:p>-4.73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001" calcext:value-type="float">
            <text:p>6.001</text:p>
          </table:table-cell>
          <table:covered-table-cell/>
          <table:table-cell/>
          <table:table-cell office:value-type="float" office:value="-4.761" calcext:value-type="float">
            <text:p>-4.76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246" calcext:value-type="float">
            <text:p>6.246</text:p>
          </table:table-cell>
          <table:covered-table-cell/>
          <table:table-cell/>
          <table:table-cell office:value-type="float" office:value="-5.378" calcext:value-type="float">
            <text:p>-5.37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54" calcext:value-type="float">
            <text:p>6.254</text:p>
          </table:table-cell>
          <table:covered-table-cell/>
          <table:table-cell/>
          <table:table-cell office:value-type="float" office:value="-6.462" calcext:value-type="float">
            <text:p>-6.46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111" calcext:value-type="float">
            <text:p>6.111</text:p>
          </table:table-cell>
          <table:covered-table-cell/>
          <table:table-cell/>
          <table:table-cell office:value-type="float" office:value="-8.93" calcext:value-type="float">
            <text:p>-8.9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889" calcext:value-type="float">
            <text:p>5.889</text:p>
          </table:table-cell>
          <table:covered-table-cell/>
          <table:table-cell/>
          <table:table-cell office:value-type="float" office:value="-12.996" calcext:value-type="float">
            <text:p>-12.99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642" calcext:value-type="float">
            <text:p>5.642</text:p>
          </table:table-cell>
          <table:covered-table-cell/>
          <table:table-cell/>
          <table:table-cell office:value-type="float" office:value="-18.669" calcext:value-type="float">
            <text:p>-18.66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84" calcext:value-type="float">
            <text:p>5.384</text:p>
          </table:table-cell>
          <table:covered-table-cell/>
          <table:table-cell/>
          <table:table-cell office:value-type="float" office:value="-17.107" calcext:value-type="float">
            <text:p>-17.10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204" calcext:value-type="float">
            <text:p>5.204</text:p>
          </table:table-cell>
          <table:covered-table-cell/>
          <table:table-cell/>
          <table:table-cell office:value-type="float" office:value="-14.099" calcext:value-type="float">
            <text:p>-14.09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079" calcext:value-type="float">
            <text:p>5.079</text:p>
          </table:table-cell>
          <table:covered-table-cell/>
          <table:table-cell/>
          <table:table-cell office:value-type="float" office:value="-11.539" calcext:value-type="float">
            <text:p>-11.53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107" calcext:value-type="float">
            <text:p>5.107</text:p>
          </table:table-cell>
          <table:covered-table-cell/>
          <table:table-cell/>
          <table:table-cell office:value-type="float" office:value="-11.118" calcext:value-type="float">
            <text:p>-11.11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209" calcext:value-type="float">
            <text:p>5.209</text:p>
          </table:table-cell>
          <table:covered-table-cell/>
          <table:table-cell/>
          <table:table-cell office:value-type="float" office:value="-12.657" calcext:value-type="float">
            <text:p>-12.65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376" calcext:value-type="float">
            <text:p>5.376</text:p>
          </table:table-cell>
          <table:covered-table-cell/>
          <table:table-cell/>
          <table:table-cell office:value-type="float" office:value="-16.086" calcext:value-type="float">
            <text:p>-16.08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54" calcext:value-type="float">
            <text:p>5.54</text:p>
          </table:table-cell>
          <table:covered-table-cell/>
          <table:table-cell/>
          <table:table-cell office:value-type="float" office:value="-17.845" calcext:value-type="float">
            <text:p>-17.84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714" calcext:value-type="float">
            <text:p>5.714</text:p>
          </table:table-cell>
          <table:covered-table-cell/>
          <table:table-cell/>
          <table:table-cell office:value-type="float" office:value="-14.65" calcext:value-type="float">
            <text:p>-14.6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765" calcext:value-type="float">
            <text:p>5.765</text:p>
          </table:table-cell>
          <table:covered-table-cell/>
          <table:table-cell/>
          <table:table-cell office:value-type="float" office:value="-9.948" calcext:value-type="float">
            <text:p>-9.94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74" calcext:value-type="float">
            <text:p>5.74</text:p>
          </table:table-cell>
          <table:covered-table-cell/>
          <table:table-cell/>
          <table:table-cell office:value-type="float" office:value="-6.89" calcext:value-type="float">
            <text:p>-6.8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576" calcext:value-type="float">
            <text:p>5.576</text:p>
          </table:table-cell>
          <table:covered-table-cell/>
          <table:table-cell/>
          <table:table-cell office:value-type="float" office:value="-5.143" calcext:value-type="float">
            <text:p>-5.14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288" calcext:value-type="float">
            <text:p>5.288</text:p>
          </table:table-cell>
          <table:covered-table-cell/>
          <table:table-cell office:value-type="string" calcext:value-type="string">
            <text:p>-135°</text:p>
          </table:table-cell>
          <table:table-cell office:value-type="float" office:value="-4.196" calcext:value-type="float">
            <text:p>-4.19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795" calcext:value-type="float">
            <text:p>4.795</text:p>
          </table:table-cell>
          <table:covered-table-cell/>
          <table:table-cell/>
          <table:table-cell office:value-type="float" office:value="-3.751" calcext:value-type="float">
            <text:p>-3.75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323" calcext:value-type="float">
            <text:p>4.323</text:p>
          </table:table-cell>
          <table:covered-table-cell/>
          <table:table-cell/>
          <table:table-cell office:value-type="float" office:value="-3.685" calcext:value-type="float">
            <text:p>-3.68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65" calcext:value-type="float">
            <text:p>3.65</text:p>
          </table:table-cell>
          <table:covered-table-cell/>
          <table:table-cell/>
          <table:table-cell office:value-type="float" office:value="-3.765" calcext:value-type="float">
            <text:p>-3.765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883" calcext:value-type="float">
            <text:p>2.883</text:p>
          </table:table-cell>
          <table:covered-table-cell/>
          <table:table-cell/>
          <table:table-cell office:value-type="float" office:value="-3.989" calcext:value-type="float">
            <text:p>-3.98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026" calcext:value-type="float">
            <text:p>2.026</text:p>
          </table:table-cell>
          <table:covered-table-cell/>
          <table:table-cell/>
          <table:table-cell office:value-type="float" office:value="-4.004" calcext:value-type="float">
            <text:p>-4.00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102" calcext:value-type="float">
            <text:p>1.102</text:p>
          </table:table-cell>
          <table:covered-table-cell/>
          <table:table-cell/>
          <table:table-cell office:value-type="float" office:value="-3.763" calcext:value-type="float">
            <text:p>-3.76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670000000000002" calcext:value-type="float">
            <text:p>0.067</text:p>
          </table:table-cell>
          <table:covered-table-cell/>
          <table:table-cell/>
          <table:table-cell office:value-type="float" office:value="-3.236" calcext:value-type="float">
            <text:p>-3.23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837" calcext:value-type="float">
            <text:p>-0.837</text:p>
          </table:table-cell>
          <table:covered-table-cell/>
          <table:table-cell/>
          <table:table-cell office:value-type="float" office:value="-2.556" calcext:value-type="float">
            <text:p>-2.55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.814" calcext:value-type="float">
            <text:p>-1.814</text:p>
          </table:table-cell>
          <table:covered-table-cell/>
          <table:table-cell office:value-type="string" calcext:value-type="string">
            <text:p>180°</text:p>
          </table:table-cell>
          <table:table-cell office:value-type="float" office:value="-1.814" calcext:value-type="float">
            <text:p>-1.81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.556" calcext:value-type="float">
            <text:p>-2.556</text:p>
          </table:table-cell>
          <table:covered-table-cell/>
          <table:table-cell/>
          <table:table-cell office:value-type="float" office:value="-0.837" calcext:value-type="float">
            <text:p>-0.83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.236" calcext:value-type="float">
            <text:p>-3.236</text:p>
          </table:table-cell>
          <table:covered-table-cell/>
          <table:table-cell/>
          <table:table-cell office:value-type="float" office:value="0.0670000000000002" calcext:value-type="float">
            <text:p>0.067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.763" calcext:value-type="float">
            <text:p>-3.763</text:p>
          </table:table-cell>
          <table:covered-table-cell/>
          <table:table-cell/>
          <table:table-cell office:value-type="float" office:value="1.102" calcext:value-type="float">
            <text:p>1.10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.004" calcext:value-type="float">
            <text:p>-4.004</text:p>
          </table:table-cell>
          <table:covered-table-cell/>
          <table:table-cell/>
          <table:table-cell office:value-type="float" office:value="2.026" calcext:value-type="float">
            <text:p>2.02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.989" calcext:value-type="float">
            <text:p>-3.989</text:p>
          </table:table-cell>
          <table:covered-table-cell/>
          <table:table-cell/>
          <table:table-cell office:value-type="float" office:value="2.883" calcext:value-type="float">
            <text:p>2.883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.765" calcext:value-type="float">
            <text:p>-3.765</text:p>
          </table:table-cell>
          <table:covered-table-cell/>
          <table:table-cell/>
          <table:table-cell office:value-type="float" office:value="3.65" calcext:value-type="float">
            <text:p>3.6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.685" calcext:value-type="float">
            <text:p>-3.685</text:p>
          </table:table-cell>
          <table:covered-table-cell/>
          <table:table-cell/>
          <table:table-cell office:value-type="float" office:value="4.323" calcext:value-type="float">
            <text:p>4.32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.751" calcext:value-type="float">
            <text:p>-3.751</text:p>
          </table:table-cell>
          <table:covered-table-cell/>
          <table:table-cell/>
          <table:table-cell office:value-type="float" office:value="4.795" calcext:value-type="float">
            <text:p>4.79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4.196" calcext:value-type="float">
            <text:p>-4.196</text:p>
          </table:table-cell>
          <table:covered-table-cell/>
          <table:table-cell office:value-type="string" calcext:value-type="string">
            <text:p>135°</text:p>
          </table:table-cell>
          <table:table-cell office:value-type="float" office:value="5.288" calcext:value-type="float">
            <text:p>5.28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5.143" calcext:value-type="float">
            <text:p>-5.143</text:p>
          </table:table-cell>
          <table:covered-table-cell/>
          <table:table-cell/>
          <table:table-cell office:value-type="float" office:value="5.576" calcext:value-type="float">
            <text:p>5.57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6.89" calcext:value-type="float">
            <text:p>-6.89</text:p>
          </table:table-cell>
          <table:covered-table-cell/>
          <table:table-cell/>
          <table:table-cell office:value-type="float" office:value="5.74" calcext:value-type="float">
            <text:p>5.74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9.948" calcext:value-type="float">
            <text:p>-9.948</text:p>
          </table:table-cell>
          <table:covered-table-cell/>
          <table:table-cell/>
          <table:table-cell office:value-type="float" office:value="5.765" calcext:value-type="float">
            <text:p>5.76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4.65" calcext:value-type="float">
            <text:p>-14.65</text:p>
          </table:table-cell>
          <table:covered-table-cell/>
          <table:table-cell/>
          <table:table-cell office:value-type="float" office:value="5.714" calcext:value-type="float">
            <text:p>5.71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7.845" calcext:value-type="float">
            <text:p>-17.845</text:p>
          </table:table-cell>
          <table:covered-table-cell/>
          <table:table-cell/>
          <table:table-cell office:value-type="float" office:value="5.54" calcext:value-type="float">
            <text:p>5.5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.086" calcext:value-type="float">
            <text:p>-16.086</text:p>
          </table:table-cell>
          <table:covered-table-cell/>
          <table:table-cell/>
          <table:table-cell office:value-type="float" office:value="5.376" calcext:value-type="float">
            <text:p>5.3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2.657" calcext:value-type="float">
            <text:p>-12.657</text:p>
          </table:table-cell>
          <table:covered-table-cell/>
          <table:table-cell/>
          <table:table-cell office:value-type="float" office:value="5.209" calcext:value-type="float">
            <text:p>5.209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.118" calcext:value-type="float">
            <text:p>-11.118</text:p>
          </table:table-cell>
          <table:covered-table-cell/>
          <table:table-cell/>
          <table:table-cell office:value-type="float" office:value="5.107" calcext:value-type="float">
            <text:p>5.10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1.539" calcext:value-type="float">
            <text:p>-11.539</text:p>
          </table:table-cell>
          <table:covered-table-cell/>
          <table:table-cell/>
          <table:table-cell office:value-type="float" office:value="5.079" calcext:value-type="float">
            <text:p>5.079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4.099" calcext:value-type="float">
            <text:p>-14.099</text:p>
          </table:table-cell>
          <table:covered-table-cell/>
          <table:table-cell/>
          <table:table-cell office:value-type="float" office:value="5.204" calcext:value-type="float">
            <text:p>5.20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7.107" calcext:value-type="float">
            <text:p>-17.107</text:p>
          </table:table-cell>
          <table:covered-table-cell/>
          <table:table-cell/>
          <table:table-cell office:value-type="float" office:value="5.384" calcext:value-type="float">
            <text:p>5.38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8.669" calcext:value-type="float">
            <text:p>-18.669</text:p>
          </table:table-cell>
          <table:covered-table-cell/>
          <table:table-cell/>
          <table:table-cell office:value-type="float" office:value="5.642" calcext:value-type="float">
            <text:p>5.642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2.996" calcext:value-type="float">
            <text:p>-12.996</text:p>
          </table:table-cell>
          <table:covered-table-cell/>
          <table:table-cell/>
          <table:table-cell office:value-type="float" office:value="5.889" calcext:value-type="float">
            <text:p>5.889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8.93" calcext:value-type="float">
            <text:p>-8.93</text:p>
          </table:table-cell>
          <table:covered-table-cell/>
          <table:table-cell/>
          <table:table-cell office:value-type="float" office:value="6.111" calcext:value-type="float">
            <text:p>6.11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6.462" calcext:value-type="float">
            <text:p>-6.462</text:p>
          </table:table-cell>
          <table:covered-table-cell/>
          <table:table-cell/>
          <table:table-cell office:value-type="float" office:value="6.254" calcext:value-type="float">
            <text:p>6.25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5.378" calcext:value-type="float">
            <text:p>-5.378</text:p>
          </table:table-cell>
          <table:covered-table-cell/>
          <table:table-cell/>
          <table:table-cell office:value-type="float" office:value="6.246" calcext:value-type="float">
            <text:p>6.24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4.761" calcext:value-type="float">
            <text:p>-4.761</text:p>
          </table:table-cell>
          <table:covered-table-cell/>
          <table:table-cell/>
          <table:table-cell office:value-type="float" office:value="6.001" calcext:value-type="float">
            <text:p>6.00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4.738" calcext:value-type="float">
            <text:p>-4.738</text:p>
          </table:table-cell>
          <table:covered-table-cell/>
          <table:table-cell office:value-type="string" calcext:value-type="string">
            <text:p>45°</text:p>
          </table:table-cell>
          <table:table-cell office:value-type="float" office:value="5.626" calcext:value-type="float">
            <text:p>5.62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5.089" calcext:value-type="float">
            <text:p>-5.089</text:p>
          </table:table-cell>
          <table:covered-table-cell/>
          <table:table-cell/>
          <table:table-cell office:value-type="float" office:value="5.141" calcext:value-type="float">
            <text:p>5.14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5.614" calcext:value-type="float">
            <text:p>-5.614</text:p>
          </table:table-cell>
          <table:covered-table-cell/>
          <table:table-cell/>
          <table:table-cell office:value-type="float" office:value="4.437" calcext:value-type="float">
            <text:p>4.437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6.155" calcext:value-type="float">
            <text:p>-6.155</text:p>
          </table:table-cell>
          <table:covered-table-cell/>
          <table:table-cell/>
          <table:table-cell office:value-type="float" office:value="3.427" calcext:value-type="float">
            <text:p>3.427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6.622" calcext:value-type="float">
            <text:p>-6.622</text:p>
          </table:table-cell>
          <table:covered-table-cell/>
          <table:table-cell/>
          <table:table-cell office:value-type="float" office:value="2.478" calcext:value-type="float">
            <text:p>2.47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6.693" calcext:value-type="float">
            <text:p>-6.693</text:p>
          </table:table-cell>
          <table:covered-table-cell/>
          <table:table-cell/>
          <table:table-cell office:value-type="float" office:value="1.397" calcext:value-type="float">
            <text:p>1.397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6.258" calcext:value-type="float">
            <text:p>-6.258</text:p>
          </table:table-cell>
          <table:covered-table-cell/>
          <table:table-cell/>
          <table:table-cell office:value-type="float" office:value="0.21000000000000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5.627" calcext:value-type="float">
            <text:p>-5.627</text:p>
          </table:table-cell>
          <table:covered-table-cell/>
          <table:table-cell/>
          <table:table-cell office:value-type="float" office:value="-0.852" calcext:value-type="float">
            <text:p>-0.852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4.492" calcext:value-type="float">
            <text:p>-4.492</text:p>
          </table:table-cell>
          <table:covered-table-cell/>
          <table:table-cell/>
          <table:table-cell office:value-type="float" office:value="-2.054" calcext:value-type="float">
            <text:p>-2.05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Default Dataset'.D86:'Default Dataset'.E15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21:41:55.876120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6T22:23:59.705860968</dc:date>
    <meta:editing-duration>PT2H3M46S</meta:editing-duration>
    <meta:editing-cycles>13</meta:editing-cycles>
    <meta:document-statistic meta:table-count="1" meta:cell-count="4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logarithmic="false" chart:minimum="-20" chart:maximum="10" chart:origin="0" chart:interval-major="5" chart:reverse-direction="false" text:line-break="false" loext:try-staggering-first="tru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43cm" svg:height="18.619cm" xlink:href=".." xlink:type="simple" chart:class="chart:radar" chart:style-name="ch1">
        <chart:plot-area chart:style-name="ch2" table:cell-range-address="'Default Dataset'.D8:'Default Dataset'.E79" chart:data-source-has-labels="column" svg:x="0.306cm" svg:y="0.372cm" svg:width="14.731cm" svg:height="17.875cm">
          <chartooo:coordinate-region svg:x="0.704cm" svg:y="2.342cm" svg:width="13.935cm" svg:height="13.935cm"/>
          <chart:axis chart:dimension="x" chart:name="primary-x" chart:style-name="ch3" chartooo:axis-type="auto">
            <chartooo:date-scale/>
            <chart:categories table:cell-range-address="'Default Dataset'.D8:'Default Dataset'.D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efault Dataset'.E8:'Default Dataset'.E79" chart:class="chart:radar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0°</text:p>
                <draw:g>
                  <svg:desc>'Default Dataset'.D8:'Default Dataset'.D79</svg:desc>
                </draw:g>
              </table:table-cell>
              <table:table-cell office:value-type="float" office:value="5.061">
                <text:p>5.061</text:p>
                <draw:g>
                  <svg:desc>'Default Dataset'.E8:'Default Dataset'.E7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41">
                <text:p>5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57">
                <text:p>4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08">
                <text:p>4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93">
                <text:p>4.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13">
                <text:p>4.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62">
                <text:p>3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11">
                <text:p>2.911</text:p>
              </table:table-cell>
            </table:table-row>
            <table:table-row>
              <table:table-cell office:value-type="string">
                <text:p>315°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7999999999998">
                <text:p>0.957999999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90000000000006">
                <text:p>0.0790000000000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41">
                <text:p>-0.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608">
                <text:p>-2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98">
                <text:p>-3.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599">
                <text:p>-4.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695">
                <text:p>-5.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601">
                <text:p>-6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65">
                <text:p>-7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646">
                <text:p>-8.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617">
                <text:p>-9.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582">
                <text:p>-10.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764">
                <text:p>-11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537">
                <text:p>-12.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538">
                <text:p>-13.538</text:p>
              </table:table-cell>
            </table:table-row>
            <table:table-row>
              <table:table-cell office:value-type="string">
                <text:p>225°</text:p>
              </table:table-cell>
              <table:table-cell office:value-type="float" office:value="-14.069">
                <text:p>-14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289">
                <text:p>-14.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141">
                <text:p>-14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723">
                <text:p>-13.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15">
                <text:p>-13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529">
                <text:p>-12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162">
                <text:p>-12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733">
                <text:p>-11.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23">
                <text:p>-11.523</text:p>
              </table:table-cell>
            </table:table-row>
            <table:table-row>
              <table:table-cell office:value-type="string">
                <text:p>180°</text:p>
              </table:table-cell>
              <table:table-cell office:value-type="float" office:value="-11.487">
                <text:p>-11.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88">
                <text:p>-11.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01">
                <text:p>-11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239">
                <text:p>-12.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824">
                <text:p>-12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361">
                <text:p>-13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844">
                <text:p>-13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186">
                <text:p>-14.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209">
                <text:p>-14.209</text:p>
              </table:table-cell>
            </table:table-row>
            <table:table-row>
              <table:table-cell office:value-type="string">
                <text:p>135°</text:p>
              </table:table-cell>
              <table:table-cell office:value-type="float" office:value="-13.833">
                <text:p>-13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302">
                <text:p>-13.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302">
                <text:p>-12.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326">
                <text:p>-11.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345">
                <text:p>-10.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236">
                <text:p>-8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24">
                <text:p>-7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195">
                <text:p>-6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361">
                <text:p>-5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348">
                <text:p>-4.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459">
                <text:p>-3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16">
                <text:p>-1.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79000000000001">
                <text:p>-0.579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33">
                <text:p>1.833</text:p>
              </table:table-cell>
            </table:table-row>
            <table:table-row>
              <table:table-cell office:value-type="string">
                <text:p>45°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27">
                <text:p>3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99">
                <text:p>3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34">
                <text:p>4.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77">
                <text:p>4.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04">
                <text:p>4.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61">
                <text:p>4.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16">
                <text:p>5.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logarithmic="false" chart:minimum="-20" chart:maximum="7.5" chart:origin="0" chart:interval-major="5" chart:reverse-direction="false" text:line-break="false" loext:try-staggering-first="tru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43cm" svg:height="18.619cm" xlink:href=".." xlink:type="simple" chart:class="chart:radar" chart:style-name="ch1">
        <chart:plot-area chart:style-name="ch2" table:cell-range-address="'Default Dataset'.D85:'Default Dataset'.E156" chart:data-source-has-labels="column" svg:x="0.306cm" svg:y="0.372cm" svg:width="14.731cm" svg:height="17.875cm">
          <chartooo:coordinate-region svg:x="0.947cm" svg:y="2.479cm" svg:width="13.661cm" svg:height="13.661cm"/>
          <chart:axis chart:dimension="x" chart:name="primary-x" chart:style-name="ch3" chartooo:axis-type="auto">
            <chartooo:date-scale/>
            <chart:categories table:cell-range-address="'Default Dataset'.D85:'Default Dataset'.D1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efault Dataset'.E85:'Default Dataset'.E156" chart:class="chart:radar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0°</text:p>
                <draw:g>
                  <svg:desc>'Default Dataset'.D85:'Default Dataset'.D156</svg:desc>
                </draw:g>
              </table:table-cell>
              <table:table-cell office:value-type="float" office:value="-3.388">
                <text:p>-3.388</text:p>
                <draw:g>
                  <svg:desc>'Default Dataset'.E85:'Default Dataset'.E15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492">
                <text:p>-4.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627">
                <text:p>-5.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258">
                <text:p>-6.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693">
                <text:p>-6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622">
                <text:p>-6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155">
                <text:p>-6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614">
                <text:p>-5.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089">
                <text:p>-5.089</text:p>
              </table:table-cell>
            </table:table-row>
            <table:table-row>
              <table:table-cell office:value-type="string">
                <text:p>-45°</text:p>
              </table:table-cell>
              <table:table-cell office:value-type="float" office:value="-4.738">
                <text:p>-4.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761">
                <text:p>-4.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378">
                <text:p>-5.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462">
                <text:p>-6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93">
                <text:p>-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996">
                <text:p>-12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669">
                <text:p>-18.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07">
                <text:p>-17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099">
                <text:p>-14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39">
                <text:p>-11.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118">
                <text:p>-1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657">
                <text:p>-12.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086">
                <text:p>-16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845">
                <text:p>-17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65">
                <text:p>-14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948">
                <text:p>-9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89">
                <text:p>-6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143">
                <text:p>-5.143</text:p>
              </table:table-cell>
            </table:table-row>
            <table:table-row>
              <table:table-cell office:value-type="string">
                <text:p>-135°</text:p>
              </table:table-cell>
              <table:table-cell office:value-type="float" office:value="-4.196">
                <text:p>-4.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751">
                <text:p>-3.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685">
                <text:p>-3.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765">
                <text:p>-3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989">
                <text:p>-3.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004">
                <text:p>-4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763">
                <text:p>-3.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236">
                <text:p>-3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56">
                <text:p>-2.556</text:p>
              </table:table-cell>
            </table:table-row>
            <table:table-row>
              <table:table-cell office:value-type="string">
                <text:p>180°</text:p>
              </table:table-cell>
              <table:table-cell office:value-type="float" office:value="-1.814">
                <text:p>-1.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837">
                <text:p>-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70000000000002">
                <text:p>0.0670000000000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26">
                <text:p>2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83">
                <text:p>2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23">
                <text:p>4.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135°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6">
                <text:p>5.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65">
                <text:p>5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4">
                <text:p>5.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09">
                <text:p>5.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07">
                <text:p>5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79">
                <text:p>5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04">
                <text:p>5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4">
                <text:p>5.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42">
                <text:p>5.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11">
                <text:p>6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54">
                <text:p>6.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46">
                <text:p>6.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01">
                <text:p>6.001</text:p>
              </table:table-cell>
            </table:table-row>
            <table:table-row>
              <table:table-cell office:value-type="string">
                <text:p>45°</text:p>
              </table:table-cell>
              <table:table-cell office:value-type="float" office:value="5.626">
                <text:p>5.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41">
                <text:p>5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37">
                <text:p>4.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78">
                <text:p>2.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852">
                <text:p>-0.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054">
                <text:p>-2.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